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9.60000038146973pt" style:font-size-complex="11pt"/>
    </style:style>
    <style:style style:name="P2" style:family="paragraph" style:parent-style-name="Standard">
      <style:text-properties fo:font-size="11pt" officeooo:rsid="000c7586" officeooo:paragraph-rsid="000c7586" style:font-size-asian="9.60000038146973pt" style:font-size-complex="11pt"/>
    </style:style>
    <style:style style:name="P3" style:family="paragraph" style:parent-style-name="Standard">
      <style:text-properties fo:font-size="11pt" officeooo:rsid="000c7586" officeooo:paragraph-rsid="000d60d7" style:font-size-asian="9.60000038146973pt" style:font-size-complex="11pt"/>
    </style:style>
    <style:style style:name="P4" style:family="paragraph" style:parent-style-name="Standard">
      <style:text-properties fo:font-size="11pt" officeooo:rsid="000c7586" officeooo:paragraph-rsid="000dcc15" style:font-size-asian="9.60000038146973pt" style:font-size-complex="11pt"/>
    </style:style>
    <style:style style:name="P5" style:family="paragraph" style:parent-style-name="Standard">
      <style:text-properties fo:font-size="11pt" officeooo:rsid="000c7586" officeooo:paragraph-rsid="000e2a88" style:font-size-asian="9.60000038146973pt" style:font-size-complex="11pt"/>
    </style:style>
    <style:style style:name="P6" style:family="paragraph" style:parent-style-name="Standard">
      <style:text-properties fo:font-size="11pt" officeooo:rsid="000c7586" officeooo:paragraph-rsid="0012de5a" style:font-size-asian="9.60000038146973pt" style:font-size-complex="11pt"/>
    </style:style>
    <style:style style:name="P7" style:family="paragraph" style:parent-style-name="Standard">
      <style:text-properties fo:font-size="11pt" officeooo:rsid="000c7586" officeooo:paragraph-rsid="00131cea" style:font-size-asian="9.60000038146973pt" style:font-size-complex="11pt"/>
    </style:style>
    <style:style style:name="P8" style:family="paragraph" style:parent-style-name="Standard">
      <style:text-properties fo:font-size="11pt" officeooo:rsid="000c7586" officeooo:paragraph-rsid="0016c451" style:font-size-asian="9.60000038146973pt" style:font-size-complex="11pt"/>
    </style:style>
    <style:style style:name="P9" style:family="paragraph" style:parent-style-name="Standard">
      <style:text-properties fo:font-size="11pt" officeooo:rsid="000c7586" officeooo:paragraph-rsid="0018222a" style:font-size-asian="9.60000038146973pt" style:font-size-complex="11pt"/>
    </style:style>
    <style:style style:name="P10" style:family="paragraph" style:parent-style-name="Standard">
      <style:text-properties fo:font-size="11pt" officeooo:rsid="000c7586" officeooo:paragraph-rsid="001f6dc1" style:font-size-asian="9.60000038146973pt" style:font-size-complex="11pt"/>
    </style:style>
    <style:style style:name="P11" style:family="paragraph" style:parent-style-name="Standard">
      <style:text-properties fo:font-size="11pt" officeooo:rsid="000c7586" officeooo:paragraph-rsid="002025a8" style:font-size-asian="9.60000038146973pt" style:font-size-complex="11pt"/>
    </style:style>
    <style:style style:name="P12" style:family="paragraph" style:parent-style-name="Standard">
      <style:text-properties fo:font-size="11pt" officeooo:rsid="000c7586" officeooo:paragraph-rsid="0022c5b9" style:font-size-asian="9.60000038146973pt" style:font-size-complex="11pt"/>
    </style:style>
    <style:style style:name="P13" style:family="paragraph" style:parent-style-name="Standard">
      <style:text-properties fo:font-size="11pt" officeooo:rsid="000c7586" officeooo:paragraph-rsid="0025043a" style:font-size-asian="9.60000038146973pt" style:font-size-complex="11pt"/>
    </style:style>
    <style:style style:name="P14" style:family="paragraph" style:parent-style-name="Standard">
      <style:text-properties fo:font-size="11pt" officeooo:rsid="000e2a88" officeooo:paragraph-rsid="000e2a88" style:font-size-asian="9.60000038146973pt" style:font-size-complex="11pt"/>
    </style:style>
    <style:style style:name="P15" style:family="paragraph" style:parent-style-name="Standard">
      <style:text-properties fo:font-size="11pt" officeooo:rsid="0011146a" officeooo:paragraph-rsid="0011146a" style:font-size-asian="9.60000038146973pt" style:font-size-complex="11pt"/>
    </style:style>
    <style:style style:name="P16" style:family="paragraph" style:parent-style-name="Standard">
      <style:text-properties fo:font-size="11pt" officeooo:rsid="00146ca5" officeooo:paragraph-rsid="00146ca5" style:font-size-asian="9.60000038146973pt" style:font-size-complex="11pt"/>
    </style:style>
    <style:style style:name="P17" style:family="paragraph" style:parent-style-name="Standard">
      <style:text-properties fo:font-size="11pt" officeooo:rsid="0018865c" officeooo:paragraph-rsid="0018865c" style:font-size-asian="9.60000038146973pt" style:font-size-complex="11pt"/>
    </style:style>
    <style:style style:name="P18" style:family="paragraph" style:parent-style-name="Standard">
      <style:text-properties fo:font-size="11pt" officeooo:rsid="001a758e" officeooo:paragraph-rsid="001a758e" style:font-size-asian="9.60000038146973pt" style:font-size-complex="11pt"/>
    </style:style>
    <style:style style:name="P19" style:family="paragraph" style:parent-style-name="Standard">
      <style:text-properties fo:font-size="11pt" officeooo:rsid="001ad534" officeooo:paragraph-rsid="001ad534" style:font-size-asian="9.60000038146973pt" style:font-size-complex="11pt"/>
    </style:style>
    <style:style style:name="P20" style:family="paragraph" style:parent-style-name="Standard">
      <style:text-properties fo:font-size="11pt" officeooo:rsid="001c19f2" officeooo:paragraph-rsid="001c19f2" style:font-size-asian="9.60000038146973pt" style:font-size-complex="11pt"/>
    </style:style>
    <style:style style:name="P21" style:family="paragraph" style:parent-style-name="Standard">
      <style:text-properties fo:font-size="11pt" officeooo:rsid="001c52e0" officeooo:paragraph-rsid="001c52e0" style:font-size-asian="9.60000038146973pt" style:font-size-complex="11pt"/>
    </style:style>
    <style:style style:name="P22" style:family="paragraph" style:parent-style-name="Standard">
      <style:text-properties fo:font-size="11pt" officeooo:rsid="001c5cfe" officeooo:paragraph-rsid="001c5cfe" style:font-size-asian="9.60000038146973pt" style:font-size-complex="11pt"/>
    </style:style>
    <style:style style:name="P23" style:family="paragraph" style:parent-style-name="Standard">
      <style:text-properties fo:font-size="11pt" officeooo:rsid="001f6dc1" officeooo:paragraph-rsid="001f6dc1" style:font-size-asian="9.60000038146973pt" style:font-size-complex="11pt"/>
    </style:style>
    <style:style style:name="P24" style:family="paragraph" style:parent-style-name="Standard">
      <style:text-properties fo:font-size="11pt" officeooo:rsid="00207fdf" officeooo:paragraph-rsid="00207fdf" style:font-size-asian="9.60000038146973pt" style:font-size-complex="11pt"/>
    </style:style>
    <style:style style:name="P25" style:family="paragraph" style:parent-style-name="Standard">
      <style:text-properties fo:font-size="11pt" officeooo:rsid="00215810" officeooo:paragraph-rsid="00215810" style:font-size-asian="9.60000038146973pt" style:font-size-complex="11pt"/>
    </style:style>
    <style:style style:name="P26" style:family="paragraph" style:parent-style-name="Standard">
      <style:text-properties fo:font-size="11pt" officeooo:rsid="00223024" officeooo:paragraph-rsid="00223024" style:font-size-asian="9.60000038146973pt" style:font-size-complex="11pt"/>
    </style:style>
    <style:style style:name="P27" style:family="paragraph" style:parent-style-name="Standard">
      <style:text-properties style:font-name="Times New Roman" fo:font-size="11pt" officeooo:rsid="0012de5a" officeooo:paragraph-rsid="0012de5a" style:font-name-asian="Andale Sans UI" style:font-size-asian="9.60000038146973pt" style:font-name-complex="Tahoma" style:font-size-complex="11pt"/>
    </style:style>
    <style:style style:name="P28" style:family="paragraph" style:parent-style-name="Standard">
      <style:text-properties style:font-name="Times New Roman" fo:font-size="11pt" officeooo:rsid="000c7586" officeooo:paragraph-rsid="0018222a" style:font-name-asian="Andale Sans UI" style:font-size-asian="9.60000038146973pt" style:font-name-complex="Tahoma" style:font-size-complex="11pt"/>
    </style:style>
    <style:style style:name="P29" style:family="paragraph" style:parent-style-name="Standard">
      <style:text-properties style:font-name="Times New Roman" fo:font-size="11pt" officeooo:rsid="000c7586" officeooo:paragraph-rsid="000c7586" style:font-name-asian="Andale Sans UI" style:font-size-asian="9.60000038146973pt" style:font-name-complex="Tahoma" style:font-size-complex="11pt"/>
    </style:style>
    <style:style style:name="P30" style:family="paragraph" style:parent-style-name="Standard">
      <style:text-properties style:font-name="Times New Roman" fo:font-size="11pt" officeooo:rsid="000c7586" officeooo:paragraph-rsid="003073e1" style:font-name-asian="Andale Sans UI" style:font-size-asian="9.60000038146973pt" style:font-name-complex="Tahoma" style:font-size-complex="11pt"/>
    </style:style>
    <style:style style:name="P31" style:family="paragraph" style:parent-style-name="Standard">
      <style:text-properties style:font-name="Times New Roman" fo:font-size="11pt" officeooo:rsid="0016c451" officeooo:paragraph-rsid="0016c451" style:font-name-asian="Andale Sans UI" style:font-size-asian="9.60000038146973pt" style:font-name-complex="Tahoma" style:font-size-complex="11pt"/>
    </style:style>
    <style:style style:name="P32" style:family="paragraph" style:parent-style-name="Standard">
      <style:text-properties style:font-name="Times New Roman" fo:font-size="11pt" officeooo:rsid="001a758e" officeooo:paragraph-rsid="001a758e" style:font-name-asian="Andale Sans UI" style:font-size-asian="9.60000038146973pt" style:font-name-complex="Tahoma" style:font-size-complex="11pt"/>
    </style:style>
    <style:style style:name="P33" style:family="paragraph" style:parent-style-name="Standard">
      <style:text-properties style:font-name="Times New Roman" fo:font-size="11pt" officeooo:rsid="001c52e0" officeooo:paragraph-rsid="001c52e0" style:font-name-asian="Andale Sans UI" style:font-size-asian="9.60000038146973pt" style:font-name-complex="Tahoma" style:font-size-complex="11pt"/>
    </style:style>
    <style:style style:name="P34" style:family="paragraph" style:parent-style-name="Standard">
      <style:text-properties style:font-name="Times New Roman" fo:font-size="11pt" officeooo:rsid="001f6dc1" officeooo:paragraph-rsid="001f6dc1" style:font-name-asian="Andale Sans UI" style:font-size-asian="9.60000038146973pt" style:font-name-complex="Tahoma" style:font-size-complex="11pt"/>
    </style:style>
    <style:style style:name="P35" style:family="paragraph" style:parent-style-name="Standard">
      <style:text-properties style:font-name="Times New Roman" fo:font-size="11pt" officeooo:rsid="00207fdf" officeooo:paragraph-rsid="00207fdf" style:font-name-asian="Andale Sans UI" style:font-size-asian="9.60000038146973pt" style:font-name-complex="Tahoma" style:font-size-complex="11pt"/>
    </style:style>
    <style:style style:name="P36" style:family="paragraph" style:parent-style-name="Standard">
      <style:text-properties style:font-name="Times New Roman" fo:font-size="11pt" officeooo:rsid="00223024" officeooo:paragraph-rsid="00223024" style:font-name-asian="Andale Sans UI" style:font-size-asian="9.60000038146973pt" style:font-name-complex="Tahoma" style:font-size-complex="11pt"/>
    </style:style>
    <style:style style:name="P37" style:family="paragraph" style:parent-style-name="Standard">
      <style:text-properties style:font-name="Times New Roman" fo:font-size="11pt" officeooo:rsid="0022c5b9" officeooo:paragraph-rsid="0022c5b9" style:font-name-asian="Andale Sans UI" style:font-size-asian="9.60000038146973pt" style:font-name-complex="Tahoma" style:font-size-complex="11pt"/>
    </style:style>
    <style:style style:name="P38" style:family="paragraph" style:parent-style-name="Standard">
      <style:text-properties style:font-name="Times New Roman" fo:font-size="11pt" officeooo:rsid="0025043a" officeooo:paragraph-rsid="0025043a" style:font-name-asian="Andale Sans UI" style:font-size-asian="9.60000038146973pt" style:font-name-complex="Tahoma" style:font-size-complex="11pt"/>
    </style:style>
    <style:style style:name="P39" style:family="paragraph" style:parent-style-name="Standard">
      <style:text-properties style:font-name="Times New Roman" fo:font-size="11pt" officeooo:rsid="002657e2" officeooo:paragraph-rsid="002657e2" style:font-name-asian="Andale Sans UI" style:font-size-asian="9.60000038146973pt" style:font-name-complex="Tahoma" style:font-size-complex="11pt"/>
    </style:style>
    <style:style style:name="P40" style:family="paragraph" style:parent-style-name="Standard">
      <style:text-properties style:font-name="Times New Roman" fo:font-size="11pt" officeooo:rsid="00277edf" officeooo:paragraph-rsid="00277edf" style:font-name-asian="Andale Sans UI" style:font-size-asian="9.60000038146973pt" style:font-name-complex="Tahoma" style:font-size-complex="11pt"/>
    </style:style>
    <style:style style:name="P41" style:family="paragraph" style:parent-style-name="Standard">
      <style:text-properties style:font-name="Times New Roman" fo:font-size="11pt" officeooo:rsid="0029efa0" officeooo:paragraph-rsid="0029efa0" style:font-name-asian="Andale Sans UI" style:font-size-asian="9.60000038146973pt" style:font-name-complex="Tahoma" style:font-size-complex="11pt"/>
    </style:style>
    <style:style style:name="P42" style:family="paragraph" style:parent-style-name="Standard">
      <style:text-properties style:font-name="Times New Roman" fo:font-size="11pt" officeooo:rsid="0029efa0" officeooo:paragraph-rsid="002c4281" style:font-name-asian="Andale Sans UI" style:font-size-asian="9.60000038146973pt" style:font-name-complex="Tahoma" style:font-size-complex="11pt"/>
    </style:style>
    <style:style style:name="P43" style:family="paragraph" style:parent-style-name="Standard">
      <style:text-properties style:font-name="Times New Roman" fo:font-size="11pt" officeooo:rsid="002c4281" officeooo:paragraph-rsid="002c4281" style:font-name-asian="Andale Sans UI" style:font-size-asian="9.60000038146973pt" style:font-name-complex="Tahoma" style:font-size-complex="11pt"/>
    </style:style>
    <style:style style:name="P44" style:family="paragraph" style:parent-style-name="Standard">
      <style:text-properties style:font-name="Times New Roman" fo:font-size="11pt" officeooo:rsid="002e7c2f" officeooo:paragraph-rsid="002e7c2f" style:font-name-asian="Andale Sans UI" style:font-size-asian="9.60000038146973pt" style:font-name-complex="Tahoma" style:font-size-complex="11pt"/>
    </style:style>
    <style:style style:name="P45" style:family="paragraph" style:parent-style-name="Standard">
      <style:text-properties style:font-name="Times New Roman" fo:font-size="11pt" officeooo:rsid="003073e1" officeooo:paragraph-rsid="003073e1" style:font-name-asian="Andale Sans UI" style:font-size-asian="9.60000038146973pt" style:font-name-complex="Tahoma" style:font-size-complex="11pt"/>
    </style:style>
    <style:style style:name="P46" style:family="paragraph" style:parent-style-name="Standard">
      <style:text-properties style:font-name="Times New Roman" fo:font-size="11pt" style:text-underline-style="solid" style:text-underline-width="auto" style:text-underline-color="font-color" officeooo:rsid="0029efa0" officeooo:paragraph-rsid="0029efa0" style:font-name-asian="Andale Sans UI" style:font-size-asian="9.60000038146973pt" style:font-name-complex="Tahoma" style:font-size-complex="11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6pt" officeooo:rsid="00277edf" officeooo:paragraph-rsid="00277edf" style:font-name-asian="Andale Sans UI" style:font-size-asian="16pt" style:font-name-complex="Tahoma" style:font-size-complex="16pt"/>
    </style:style>
    <style:style style:name="P48" style:family="paragraph" style:parent-style-name="Standard">
      <style:text-properties style:font-name="Times New Roman" fo:font-size="11pt" officeooo:rsid="00277edf" officeooo:paragraph-rsid="00311c0c" style:font-name-asian="Andale Sans UI" style:font-size-asian="9.60000038146973pt" style:font-name-complex="Tahoma" style:font-size-complex="11pt"/>
    </style:style>
    <style:style style:name="P49" style:family="paragraph" style:parent-style-name="Standard">
      <style:text-properties style:font-name="Times New Roman" fo:font-size="11pt" officeooo:rsid="00277edf" officeooo:paragraph-rsid="0032e645" style:font-name-asian="Andale Sans UI" style:font-size-asian="9.60000038146973pt" style:font-name-complex="Tahoma" style:font-size-complex="11pt"/>
    </style:style>
    <style:style style:name="P50" style:family="paragraph" style:parent-style-name="Standard">
      <style:text-properties style:font-name="Times New Roman" fo:font-size="11pt" officeooo:rsid="0033e50d" officeooo:paragraph-rsid="0033e50d" style:font-name-asian="Andale Sans UI" style:font-size-asian="9.60000038146973pt" style:font-name-complex="Tahoma" style:font-size-complex="11pt"/>
    </style:style>
    <style:style style:name="P51" style:family="paragraph" style:parent-style-name="Standard">
      <style:text-properties style:font-name="Times New Roman" fo:font-size="11pt" officeooo:rsid="000c7586" officeooo:paragraph-rsid="0034f930" style:font-name-asian="Andale Sans UI" style:font-size-asian="9.60000038146973pt" style:font-name-complex="Tahoma" style:font-size-complex="11pt"/>
    </style:style>
    <style:style style:name="P52" style:family="paragraph" style:parent-style-name="Standard">
      <style:text-properties style:font-name="Times New Roman" fo:font-size="11pt" officeooo:rsid="000c7586" officeooo:paragraph-rsid="003621ea" style:font-name-asian="Andale Sans UI" style:font-size-asian="9.60000038146973pt" style:font-name-complex="Tahoma" style:font-size-complex="11pt"/>
    </style:style>
    <style:style style:name="P53" style:family="paragraph" style:parent-style-name="Standard">
      <style:text-properties style:font-name="Times New Roman" fo:font-size="11pt" officeooo:rsid="003073e1" officeooo:paragraph-rsid="003621ea" style:font-name-asian="Andale Sans UI" style:font-size-asian="9.60000038146973pt" style:font-name-complex="Tahoma" style:font-size-complex="11pt"/>
    </style:style>
    <style:style style:name="P54" style:family="paragraph" style:parent-style-name="Standard">
      <style:text-properties style:font-name="Times New Roman" fo:font-size="11pt" officeooo:rsid="0034f930" officeooo:paragraph-rsid="0034f930" style:font-name-asian="Andale Sans UI" style:font-size-asian="9.60000038146973pt" style:font-name-complex="Tahoma" style:font-size-complex="11pt"/>
    </style:style>
    <style:style style:name="P55" style:family="paragraph" style:parent-style-name="Standard">
      <style:text-properties style:font-name="Times New Roman" fo:font-size="11pt" officeooo:rsid="003621ea" officeooo:paragraph-rsid="003621ea" style:font-name-asian="Andale Sans UI" style:font-size-asian="9.60000038146973pt" style:font-name-complex="Tahoma" style:font-size-complex="11pt"/>
    </style:style>
    <style:style style:name="P56" style:family="paragraph" style:parent-style-name="Standard">
      <style:text-properties style:font-name="Times New Roman" fo:font-size="11pt" officeooo:rsid="003746eb" officeooo:paragraph-rsid="003746eb" style:font-name-asian="Andale Sans UI" style:font-size-asian="9.60000038146973pt" style:font-name-complex="Tahoma" style:font-size-complex="11pt"/>
    </style:style>
    <style:style style:name="P57" style:family="paragraph" style:parent-style-name="Standard">
      <style:text-properties style:font-name="Times New Roman" fo:font-size="11pt" officeooo:rsid="0025043a" officeooo:paragraph-rsid="0025043a" style:font-name-asian="Andale Sans UI" style:font-size-asian="9.60000038146973pt" style:font-name-complex="Tahoma" style:font-size-complex="11pt"/>
    </style:style>
    <style:style style:name="P58" style:family="paragraph" style:parent-style-name="Standard">
      <style:text-properties style:font-name="Times New Roman" fo:font-size="11pt" officeooo:rsid="00131cea" officeooo:paragraph-rsid="0025043a" style:font-name-asian="Andale Sans UI" style:font-size-asian="9.60000038146973pt" style:font-name-complex="Tahoma" style:font-size-complex="11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0d60d7" style:font-name-asian="Times New Roman1" style:font-name-complex="Times New Roman1"/>
    </style:style>
    <style:style style:name="T3" style:family="text">
      <style:text-properties style:font-name="Times New Roman1" officeooo:rsid="000dcc15" style:font-name-asian="Times New Roman1" style:font-name-complex="Times New Roman1"/>
    </style:style>
    <style:style style:name="T4" style:family="text">
      <style:text-properties style:font-name="Times New Roman1" officeooo:rsid="000fc4d5" style:font-name-asian="Times New Roman1" style:font-name-complex="Times New Roman1"/>
    </style:style>
    <style:style style:name="T5" style:family="text">
      <style:text-properties style:font-name="Times New Roman1" officeooo:rsid="000c7586" style:font-name-asian="Times New Roman1" style:font-name-complex="Times New Roman1"/>
    </style:style>
    <style:style style:name="T6" style:family="text">
      <style:text-properties style:font-name="Times New Roman1" officeooo:rsid="00146ca5" style:font-name-asian="Times New Roman1" style:font-name-complex="Times New Roman1"/>
    </style:style>
    <style:style style:name="T7" style:family="text">
      <style:text-properties style:font-name="Times New Roman" style:font-name-asian="Andale Sans UI" style:font-name-complex="Tahoma"/>
    </style:style>
    <style:style style:name="T8" style:family="text">
      <style:text-properties style:font-name="Times New Roman" officeooo:rsid="000d60d7" style:font-name-asian="Andale Sans UI" style:font-name-complex="Tahoma"/>
    </style:style>
    <style:style style:name="T9" style:family="text">
      <style:text-properties style:font-name="Times New Roman" officeooo:rsid="000dcc15" style:font-name-asian="Andale Sans UI" style:font-name-complex="Tahoma"/>
    </style:style>
    <style:style style:name="T10" style:family="text">
      <style:text-properties style:font-name="Times New Roman" officeooo:rsid="000e2a88" style:font-name-asian="Andale Sans UI" style:font-name-complex="Tahoma"/>
    </style:style>
    <style:style style:name="T11" style:family="text">
      <style:text-properties style:font-name="Times New Roman" officeooo:rsid="000fc4d5" style:font-name-asian="Andale Sans UI" style:font-name-complex="Tahoma"/>
    </style:style>
    <style:style style:name="T12" style:family="text">
      <style:text-properties style:font-name="Times New Roman" officeooo:rsid="0011146a" style:font-name-asian="Andale Sans UI" style:font-name-complex="Tahoma"/>
    </style:style>
    <style:style style:name="T13" style:family="text">
      <style:text-properties style:font-name="Times New Roman" officeooo:rsid="0012de5a" style:font-name-asian="Andale Sans UI" style:font-name-complex="Tahoma"/>
    </style:style>
    <style:style style:name="T14" style:family="text">
      <style:text-properties style:font-name="Times New Roman" officeooo:rsid="00131cea" style:font-name-asian="Andale Sans UI" style:font-name-complex="Tahoma"/>
    </style:style>
    <style:style style:name="T15" style:family="text">
      <style:text-properties style:font-name="Times New Roman" officeooo:rsid="00159c19" style:font-name-asian="Andale Sans UI" style:font-name-complex="Tahoma"/>
    </style:style>
    <style:style style:name="T16" style:family="text">
      <style:text-properties style:font-name="Times New Roman" officeooo:rsid="0016c451" style:font-name-asian="Andale Sans UI" style:font-name-complex="Tahoma"/>
    </style:style>
    <style:style style:name="T17" style:family="text">
      <style:text-properties style:font-name="Times New Roman" officeooo:rsid="0018222a" style:font-name-asian="Andale Sans UI" style:font-name-complex="Tahoma"/>
    </style:style>
    <style:style style:name="T18" style:family="text">
      <style:text-properties style:font-name="Times New Roman" officeooo:rsid="001f6dc1" style:font-name-asian="Andale Sans UI" style:font-name-complex="Tahoma"/>
    </style:style>
    <style:style style:name="T19" style:family="text">
      <style:text-properties style:font-name="Times New Roman" officeooo:rsid="002025a8" style:font-name-asian="Andale Sans UI" style:font-name-complex="Tahoma"/>
    </style:style>
    <style:style style:name="T20" style:family="text">
      <style:text-properties style:font-name="Times New Roman" officeooo:rsid="00229071" style:font-name-asian="Andale Sans UI" style:font-name-complex="Tahoma"/>
    </style:style>
    <style:style style:name="T21" style:family="text">
      <style:text-properties style:font-name="Times New Roman" officeooo:rsid="0022c5b9" style:font-name-asian="Andale Sans UI" style:font-name-complex="Tahoma"/>
    </style:style>
    <style:style style:name="T22" style:family="text">
      <style:text-properties style:font-name="Times New Roman" officeooo:rsid="0024b1aa" style:font-name-asian="Andale Sans UI" style:font-name-complex="Tahoma"/>
    </style:style>
    <style:style style:name="T23" style:family="text">
      <style:text-properties style:font-name="Times New Roman" officeooo:rsid="0025043a" style:font-name-asian="Andale Sans UI" style:font-name-complex="Tahoma"/>
    </style:style>
    <style:style style:name="T24" style:family="text">
      <style:text-properties officeooo:rsid="001c19f2"/>
    </style:style>
    <style:style style:name="T25" style:family="text">
      <style:text-properties officeooo:rsid="000c7586"/>
    </style:style>
    <style:style style:name="T26" style:family="text">
      <style:text-properties officeooo:rsid="00146ca5"/>
    </style:style>
    <style:style style:name="T27" style:family="text">
      <style:text-properties officeooo:rsid="002e471a"/>
    </style:style>
    <style:style style:name="T28" style:family="text">
      <style:text-properties officeooo:rsid="003073e1"/>
    </style:style>
    <style:style style:name="T29" style:family="text">
      <style:text-properties officeooo:rsid="00311c0c"/>
    </style:style>
    <style:style style:name="T30" style:family="text">
      <style:text-properties officeooo:rsid="0032e645"/>
    </style:style>
    <style:style style:name="T31" style:family="text">
      <style:text-properties officeooo:rsid="0033e50d"/>
    </style:style>
    <style:style style:name="T32" style:family="text">
      <style:text-properties officeooo:rsid="0034f930"/>
    </style:style>
    <style:style style:name="T33" style:family="text">
      <style:text-properties officeooo:rsid="003621ea"/>
    </style:style>
    <style:style style:name="T34" style:family="text">
      <style:text-properties officeooo:rsid="003746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●</text:span><text:span text:style-name="T7"> Forwarding Information Base = Routing Table</text:span><text:span text:style-name="T8"> = Collection of routes</text:span></text:p>
      <text:p text:style-name="P2"/>
      <text:p text:style-name="P3"><text:span text:style-name="T2">●</text:span><text:span text:style-name="T8"> Default Route = a Network 0.0.0.0</text:span><text:span text:style-name="T15">/0</text:span></text:p>
      <text:p text:style-name="P3"/>
      <text:p text:style-name="P4"><text:span text:style-name="T2">●</text:span><text:span text:style-name="T8"> </text:span><text:span text:style-name="T9">LAN = broadcast domain</text:span></text:p>
      <text:p text:style-name="P4"/>
      <text:p text:style-name="P5"><text:span text:style-name="T3">●</text:span><text:span text:style-name="T9"> </text:span><text:span text:style-name="T10">IPv4 classes:</text:span></text:p>
      <text:p text:style-name="P15"><text:span text:style-name="T10"><text:s/></text:span><text:span text:style-name="T7"><text:s text:c="6"/>Address range <text:s text:c="46"/>Left-most bits <text:s text:c="2"/>Net/ Host size</text:span></text:p>
      <text:p text:style-name="P14"><text:span text:style-name="T7">A = 0.0.0.0 ... 127.255.255.255</text:span><text:span text:style-name="T11"><text:tab/><text:tab/><text:tab/>0-------</text:span><text:span text:style-name="T12"><text:tab/><text:tab/>8/24</text:span></text:p>
      <text:p text:style-name="P14"><text:span text:style-name="T7">B = 128.0.0.0 ... 192.255.255.255</text:span><text:span text:style-name="T11"><text:tab/><text:tab/>10-----</text:span><text:span text:style-name="T12"><text:tab/><text:tab/>16/16</text:span></text:p>
      <text:p text:style-name="P14"><text:span text:style-name="T7">C = 192.0.0.0 ... 223.255.255.255</text:span><text:span text:style-name="T11"><text:tab/><text:tab/>110----</text:span><text:span text:style-name="T12"><text:tab/><text:tab/>24/8</text:span></text:p>
      <text:p text:style-name="P14"><text:span text:style-name="T7">D (multicast) = 224.0.0.0 ... 239.255.255.255</text:span><text:span text:style-name="T11"><text:tab/>1110---</text:span></text:p>
      <text:p text:style-name="P14"><text:span text:style-name="T7">E (reserved) = 240.0.0.0 ... 255.255.255.255</text:span><text:span text:style-name="T11"><text:tab/>11111--</text:span></text:p>
      <text:p text:style-name="P14"/>
      <text:p text:style-name="P6"><text:span text:style-name="T4">●</text:span><text:span text:style-name="T11"> </text:span><text:span text:style-name="T13">Non-routable addresses</text:span></text:p>
      <text:p text:style-name="P27">10.0.0.0/8 (Class A)</text:p>
      <text:p text:style-name="P27">172.16.0.0/16 ... 172.31.0.0/16 (Class B)</text:p>
      <text:p text:style-name="P27">192.168.0.0/16 (Class C)</text:p>
      <text:p text:style-name="P27">127.0.0.0/8 (Class A)</text:p>
      <text:p text:style-name="P14"/>
      <text:p text:style-name="P7"><text:span text:style-name="T1">●</text:span><text:span text:style-name="T7"> </text:span><text:span text:style-name="T14">Scope = an indicator of the distance to the destination network = how far the owner of some IP address is from the local host.</text:span></text:p>
      <text:p text:style-name="P16"><text:span text:style-name="T1">○</text:span><text:span text:style-name="T7"> </text:span><text:span text:style-name="T14">H</text:span><text:span text:style-name="T7">ost -- communication with itself (e.g. 127.0.0.1)</text:span></text:p>
      <text:p text:style-name="P16"><text:span text:style-name="T1">○</text:span><text:span text:style-name="T7"> Link -- hosts are connected with each other on the link layer (L2). LAN, broadcast domain.</text:span></text:p>
      <text:p text:style-name="P16"><text:span text:style-name="T1">○</text:span><text:span text:style-name="T7"> Universe -- a destination host can be anywhere</text:span></text:p>
      <text:p text:style-name="P16"/>
      <text:p text:style-name="P9"><text:span text:style-name="T1">●</text:span><text:span text:style-name="T7"> </text:span><text:span text:style-name="T17">Multiple addresses for a interface</text:span></text:p>
      <text:p text:style-name="P17"><text:span text:style-name="T17">P</text:span><text:span text:style-name="T7">rimary, secondary</text:span></text:p>
      <text:p text:style-name="P19">Aliasing -- old concept.<text:span text:style-name="T24"> It was overtaken by iproute2 routing capabilities.</text:span></text:p>
      <text:p text:style-name="P22">Unlike ifconfig, iproute2 doesn't treat aliasing devices as real and independent. Aliasing device is just a label on an address for iproute2.</text:p>
      <text:p text:style-name="P20"/>
      <text:p text:style-name="P20">Also, the old concept: To configure multiple addresses on a single NIC <text:s/>with ifconfig -- to define virtual devices like eth0:0, eth0:1</text:p>
      <text:p text:style-name="P28"/>
      <text:p text:style-name="P8"><text:span text:style-name="T1">●</text:span><text:span text:style-name="T7"> </text:span><text:span text:style-name="T16">Commands</text:span></text:p>
      <text:p text:style-name="P31">$ ip address list dev eth0</text:p>
      <text:p text:style-name="P31">$ ip address add 10.0.0.1/24 broadcast 10.0.0.255 dev eth0</text:p>
      <text:p text:style-name="P32">NOTE: "ip" command comes from iproute2 package.</text:p>
      <text:p text:style-name="P18"/>
      <text:p text:style-name="P21">Setup two virtual addresses on the same NIC:</text:p>
      <text:p text:style-name="P33">$ ifconfig eth1:1 192.168.1.102 netmask 255.255.255.0</text:p>
      <text:p text:style-name="P33">$ ifconfig eth1:2 192.168.1.103 netmask 255.255.255.128</text:p>
      <text:p text:style-name="P21"/>
      <text:p text:style-name="P10"><text:span text:style-name="T1">●</text:span><text:span text:style-name="T7"> </text:span><text:span text:style-name="T18">Linux uses two routing tables:</text:span></text:p>
      <text:p text:style-name="P34">a) Table for local addresses.</text:p>
      <text:p text:style-name="P34">b) Table for all other routes.</text:p>
      <text:p text:style-name="P23"/>
      <text:p text:style-name="P11"><text:span text:style-name="T1">●</text:span><text:span text:style-name="T7"> </text:span><text:span text:style-name="T19">Routing Cache -- a table which maintains the results of lookups (positive and negative).</text:span></text:p>
      <text:p text:style-name="P24"><text:span text:style-name="T19">D</text:span><text:span text:style-name="T7">ifferences between Routing Table (RT) and Routing Cache (RC):</text:span></text:p>
      <text:p text:style-name="P35">a) RT uses subnets (aggregates of consequtive addresses).</text:p>
      <text:p text:style-name="P35"><text:s text:c="5"/>RC uses single IP addresses.</text:p>
      <text:p text:style-name="P25"><text:soft-page-break/>RT:<text:tab/>Destination<text:tab/>Next hop<text:tab/>Device to use</text:p>
      <text:p text:style-name="P25"><text:tab/>10.0.1.0/24<text:tab/>10.0.0.1<text:tab/>eth0</text:p>
      <text:p text:style-name="P25"/>
      <text:p text:style-name="P25">RC:<text:tab/>Destination<text:tab/>Next hop<text:tab/>Device to use</text:p>
      <text:p text:style-name="P25"><text:tab/>10.0.1.100<text:tab/>10.0.0.1<text:tab/>eth0</text:p>
      <text:p text:style-name="P25"><text:tab/>10.0.1.101<text:tab/>10.0.0.1<text:tab/>eth0</text:p>
      <text:p text:style-name="P25"/>
      <text:p text:style-name="P36">RC Garbage Collection -- cleanup the RC.</text:p>
      <text:p text:style-name="P26"><text:span text:style-name="T7">a) Synchronous</text:span><text:span text:style-name="T21"> (when new entry is added, memory is freed, </text:span><text:span text:style-name="T22">address is classified as unreachabe (faild L3-to-L2 mapping, ...</text:span><text:span text:style-name="T21">).</text:span></text:p>
      <text:p text:style-name="P26"><text:span text:style-name="T7">b) Asynchronous</text:span><text:span text:style-name="T20"> (timer-based cleanup)</text:span></text:p>
      <text:p text:style-name="P36"/>
      <text:p text:style-name="P12"><text:span text:style-name="T1">●</text:span><text:span text:style-name="T7"> </text:span><text:span text:style-name="T21">Neighboring Subsystem Cache</text:span></text:p>
      <text:p text:style-name="P37"/>
      <text:p text:style-name="P13"><text:span text:style-name="T1">●</text:span><text:span text:style-name="T7"> </text:span><text:span text:style-name="T23">Lookups:</text:span></text:p>
      <text:p text:style-name="P38">For RC -- simple hash</text:p>
      <text:p text:style-name="P38">For RT -- LPM (Longest Prefix Match) algorithm.</text:p>
      <text:p text:style-name="P39">RT is organized as a complex mesh of data structures.</text:p>
      <text:p text:style-name="P38"/>
      <text:p text:style-name="P30"><text:span text:style-name="T1">●</text:span> <text:span text:style-name="T28">Linux kernel uses two RTs:</text:span></text:p>
      <text:p text:style-name="P45">a) For local routes</text:p>
      <text:p text:style-name="P45">b) Configurable by the administrator.</text:p>
      <text:p text:style-name="P45"/>
      <text:p text:style-name="P51"><text:span text:style-name="T1">●</text:span> <text:span text:style-name="T32">/proc</text:span></text:p>
      <text:p text:style-name="P54">/proc/sys/net/ipv4/*</text:p>
      <text:p text:style-name="P54"/>
      <text:p text:style-name="P52"><text:span text:style-name="T1">●</text:span> <text:span text:style-name="T33">Sources</text:span></text:p>
      <text:p text:style-name="P56">linux/</text:p>
      <text:p text:style-name="P56"><text:s text:c="9"/>include/linux/*.h</text:p>
      <text:p text:style-name="P56"><text:s text:c="22"/>net/*.h</text:p>
      <text:p text:style-name="P55"><text:span text:style-name="T34"><text:s text:c="10"/></text:span>net/ipv4/*.c</text:p>
      <text:p text:style-name="P55"><text:s text:c="15"/><text:span text:style-name="T34"><text:s/></text:span>core/*.c</text:p>
      <text:p text:style-name="P55"/>
      <text:p text:style-name="P53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8"/>
      <text:p text:style-name="P47"><text:soft-page-break/>"ip" command</text:p>
      <text:p text:style-name="P40"/>
      <text:p text:style-name="P46">References:</text:p>
      <text:p text:style-name="P42"><text:span text:style-name="T6">○</text:span><text:span text:style-name="T26"> </text:span>http://www.computerhope.com/unix/ip.htm</text:p>
      <text:p text:style-name="P43"><text:span text:style-name="T6">○</text:span><text:span text:style-name="T26"> </text:span>http://linoxide.com/linux-command/use-ip-command-linux/<text:tab/>-- Compare "<text:span text:style-name="T27">iproute2</text:span>" and "<text:span text:style-name="T27">net-tools.</text:span>"</text:p>
      <text:p text:style-name="P41"/>
      <text:p text:style-name="P40"><text:span text:style-name="T5">●</text:span><text:span text:style-name="T25"> </text:span>Assign a IP Address to Specific Interface</text:p>
      <text:p text:style-name="P40"># ip addr add 192.168.50.5 dev eth1</text:p>
      <text:p text:style-name="P40"/>
      <text:p text:style-name="P40"><text:span text:style-name="T5">●</text:span><text:span text:style-name="T25"> </text:span>Check an IP Address</text:p>
      <text:p text:style-name="P40"># ip addr show</text:p>
      <text:p text:style-name="P40"/>
      <text:p text:style-name="P40"><text:span text:style-name="T5">●</text:span><text:span text:style-name="T25"> </text:span>Remove an IP Address</text:p>
      <text:p text:style-name="P40"># ip addr del 192.168.50.5/24 dev eth1</text:p>
      <text:p text:style-name="P40"/>
      <text:p text:style-name="P40"><text:span text:style-name="T5">●</text:span><text:span text:style-name="T25"> </text:span>Enable Network Interface</text:p>
      <text:p text:style-name="P40"># ip link set eth1 up</text:p>
      <text:p text:style-name="P44"># ip link set dev eth0 up</text:p>
      <text:p text:style-name="P44"/>
      <text:p text:style-name="P40"><text:span text:style-name="T5">●</text:span><text:span text:style-name="T25"> </text:span>Disable Network Interface</text:p>
      <text:p text:style-name="P40"># ip link set eth1 down</text:p>
      <text:p text:style-name="P44"># ip link set dev eth0 down</text:p>
      <text:p text:style-name="P44"/>
      <text:p text:style-name="P40"><text:span text:style-name="T5">●</text:span><text:span text:style-name="T25"> </text:span>Check Route Table?</text:p>
      <text:p text:style-name="P40"># ip route show</text:p>
      <text:p text:style-name="P40"/>
      <text:p text:style-name="P40"><text:span text:style-name="T5">●</text:span><text:span text:style-name="T25"> </text:span>Add Static Route</text:p>
      <text:p text:style-name="P40"># ip route add 10.10.20.0/24 via 192.168.50.100 dev eth0</text:p>
      <text:p text:style-name="P40"/>
      <text:p text:style-name="P40"><text:span text:style-name="T5">●</text:span><text:span text:style-name="T25"> </text:span>Remove Static Route</text:p>
      <text:p text:style-name="P40"># ip route del 10.10.20.0/24</text:p>
      <text:p text:style-name="P40"/>
      <text:p text:style-name="P40"><text:span text:style-name="T5">●</text:span><text:span text:style-name="T25"> </text:span>Add Default Gateway</text:p>
      <text:p text:style-name="P40"># ip route add default via 192.168.50.100</text:p>
      <text:p text:style-name="P40"/>
      <text:p text:style-name="P44"><text:span text:style-name="T5">●</text:span><text:span text:style-name="T25"> </text:span>Change device flags</text:p>
      <text:p text:style-name="P44"># ip link set dev eth0 promisc on</text:p>
      <text:p text:style-name="P44"># ip link show dev eth0</text:p>
      <text:p text:style-name="P44"/>
      <text:p text:style-name="P44"><text:span text:style-name="T5">●</text:span><text:span text:style-name="T25"> </text:span>Change MTU</text:p>
      <text:p text:style-name="P44"># ip link set dev eth0 mtu 1412</text:p>
      <text:p text:style-name="P44"/>
      <text:p text:style-name="P44"><text:span text:style-name="T5">●</text:span><text:span text:style-name="T25"> </text:span>Change device name from ethX to mydevX</text:p>
      <text:p text:style-name="P44"># ip link set dev eth0 name mydev</text:p>
      <text:p text:style-name="P44"/>
      <text:p text:style-name="P48"><text:span text:style-name="T5">●</text:span><text:span text:style-name="T25"> Clear</text:span> Route Table?</text:p>
      <text:p text:style-name="P48"># ip route <text:span text:style-name="T29">flush</text:span></text:p>
      <text:p text:style-name="P48"/>
      <text:p text:style-name="P48"/>
      <text:p text:style-name="P49"><text:span text:style-name="T5">●</text:span><text:span text:style-name="T25"> Monitor changes in the</text:span> <text:span text:style-name="T31">routing</text:span>?</text:p>
      <text:p text:style-name="P49"># ip <text:span text:style-name="T30">monitor </text:span>route</text:p>
      <text:p text:style-name="P50"># ip monitor</text:p>
      <text:p text:style-name="P49"/>
      <text:p text:style-name="P49"><text:soft-page-break/><text:span text:style-name="T5"/></text:p>
      <text:p text:style-name="P40"/>
      <text:p text:style-name="P40"/>
      <text:p text:style-name="P40"/>
      <text:p text:style-name="P2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25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18S</meta:editing-duration>
    <meta:editing-cycles>48</meta:editing-cycles>
    <meta:generator>LibreOffice/4.2.6.3$Linux_X86_64 LibreOffice_project/420m0$Build-3</meta:generator>
    <dc:date>2014-10-01T07:37:53.680242511</dc:date>
    <meta:document-statistic meta:table-count="0" meta:image-count="0" meta:object-count="0" meta:page-count="4" meta:paragraph-count="98" meta:word-count="602" meta:character-count="3706" meta:non-whitespace-character-count="3074"/>
    <meta:user-defined meta:name="Info 1"/>
    <meta:user-defined meta:name="Info 2"/>
    <meta:user-defined meta:name="Info 3"/>
    <meta:user-defined meta:name="Info 4"/>
  </office:meta>
</office:document-meta>
</file>